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style:font-size-asian="10.5pt"/>
    </style:style>
    <style:style style:name="P2" style:family="paragraph" style:parent-style-name="Text_20_body">
      <style:text-properties fo:language="de" fo:country="DE" style:font-size-asian="10.5pt"/>
    </style:style>
    <style:style style:name="P3" style:family="paragraph" style:parent-style-name="Text_20_body">
      <style:text-properties fo:language="de" fo:country="DE" style:font-size-asian="10.5pt"/>
    </style:style>
    <style:style style:name="P4" style:family="paragraph" style:parent-style-name="Text_20_body" style:list-style-name="L1">
      <style:text-properties fo:language="de" fo:country="DE" style:font-size-asian="10.5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tracked-changes>
        <text:changed-region text:id="ct38257584">
          <text:format-change>
            <office:change-info>
              <dc:creator>Till </dc:creator>
              <dc:date>2010-08-11T22:01:00</dc:date>
            </office:change-info>
          </text:format-change>
        </text:changed-region>
        <text:changed-region text:id="ct38257808">
          <text:insertion>
            <office:change-info>
              <dc:creator>Till </dc:creator>
              <dc:date>2010-08-11T22:01:00</dc:date>
            </office:change-info>
          </text:insertion>
        </text:changed-region>
        <text:changed-region text:id="ct38258000">
          <text:deletion>
            <office:change-info>
              <dc:creator>Till </dc:creator>
              <dc:date>2010-08-11T22:01:00</dc:date>
            </office:change-info>
            <text:p text:style-name="P1"><text:s/></text:p>
          </text:deletion>
        </text:changed-region>
        <text:changed-region text:id="ct38258240">
          <text:format-change>
            <office:change-info>
              <dc:creator>Till </dc:creator>
              <dc:date>2010-08-11T22:01:00</dc:date>
            </office:change-info>
          </text:format-change>
        </text:changed-region>
        <text:changed-region text:id="ct54120176">
          <text:insertion>
            <office:change-info>
              <dc:creator>Torsten Franz</dc:creator>
              <dc:date>2010-08-12T12:02:00</dc:date>
            </office:change-info>
          </text:insertion>
        </text:changed-region>
        <text:changed-region text:id="ct54044464">
          <text:format-change>
            <office:change-info>
              <dc:creator>Till </dc:creator>
              <dc:date>2010-08-11T22:01:00</dc:date>
            </office:change-info>
          </text:format-change>
        </text:changed-region>
        <text:changed-region text:id="ct38275744">
          <text:insertion>
            <office:change-info>
              <dc:creator>Till </dc:creator>
              <dc:date>2010-08-11T22:01:00</dc:date>
            </office:change-info>
          </text:insertion>
        </text:changed-region>
        <text:changed-region text:id="ct38275936">
          <text:format-change>
            <office:change-info>
              <dc:creator>Till </dc:creator>
              <dc:date>2010-08-11T22:01:00</dc:date>
            </office:change-info>
          </text:format-change>
        </text:changed-region>
        <text:changed-region text:id="ct38276128">
          <text:insertion>
            <office:change-info>
              <dc:creator>Till </dc:creator>
              <dc:date>2010-08-11T22:01:00</dc:date>
            </office:change-info>
          </text:insertion>
        </text:changed-region>
        <text:changed-region text:id="ct38276320">
          <text:deletion>
            <office:change-info>
              <dc:creator>Till </dc:creator>
              <dc:date>2010-08-11T22:01:00</dc:date>
            </office:change-info>
            <text:p text:style-name="P1">ss</text:p>
          </text:deletion>
        </text:changed-region>
        <text:changed-region text:id="ct38265120">
          <text:format-change>
            <office:change-info>
              <dc:creator>Till </dc:creator>
              <dc:date>2010-08-11T22:01:00</dc:date>
            </office:change-info>
          </text:format-change>
        </text:changed-region>
        <text:changed-region text:id="ct38265712">
          <text:insertion>
            <office:change-info>
              <dc:creator>Till </dc:creator>
              <dc:date>2010-08-11T22:01:00</dc:date>
            </office:change-info>
          </text:insertion>
        </text:changed-region>
        <text:changed-region text:id="ct27700512">
          <text:format-change>
            <office:change-info>
              <dc:creator>Till </dc:creator>
              <dc:date>2010-08-11T22:01:00</dc:date>
            </office:change-info>
          </text:format-change>
        </text:changed-region>
        <text:changed-region text:id="ct27700704">
          <text:insertion>
            <office:change-info>
              <dc:creator>Till </dc:creator>
              <dc:date>2010-08-11T22:02:00</dc:date>
            </office:change-info>
          </text:insertion>
        </text:changed-region>
        <text:changed-region text:id="ct38265904">
          <text:format-change>
            <office:change-info>
              <dc:creator>Till </dc:creator>
              <dc:date>2010-08-11T22:01:00</dc:date>
            </office:change-info>
          </text:format-change>
        </text:changed-region>
        <text:changed-region text:id="ct38266096">
          <text:deletion>
            <office:change-info>
              <dc:creator>Till </dc:creator>
              <dc:date>2010-08-11T22:02:00</dc:date>
            </office:change-info>
            <text:p text:style-name="P1">und</text:p>
          </text:deletion>
        </text:changed-region>
        <text:changed-region text:id="ct38279024">
          <text:format-change>
            <office:change-info>
              <dc:creator>Till </dc:creator>
              <dc:date>2010-08-11T22:01:00</dc:date>
            </office:change-info>
          </text:format-change>
        </text:changed-region>
        <text:changed-region text:id="ct27701632">
          <text:insertion>
            <office:change-info>
              <dc:creator>Till </dc:creator>
              <dc:date>2010-08-11T22:02:00</dc:date>
            </office:change-info>
          </text:insertion>
        </text:changed-region>
        <text:changed-region text:id="ct38280048">
          <text:format-change>
            <office:change-info>
              <dc:creator>Till </dc:creator>
              <dc:date>2010-08-11T22:01:00</dc:date>
            </office:change-info>
          </text:format-change>
        </text:changed-region>
        <text:changed-region text:id="ct27701168">
          <text:insertion>
            <office:change-info>
              <dc:creator>Till </dc:creator>
              <dc:date>2010-08-11T22:02:00</dc:date>
            </office:change-info>
          </text:insertion>
        </text:changed-region>
        <text:changed-region text:id="ct37456544">
          <text:format-change>
            <office:change-info>
              <dc:creator>Till </dc:creator>
              <dc:date>2010-08-11T22:01:00</dc:date>
            </office:change-info>
          </text:format-change>
        </text:changed-region>
        <text:changed-region text:id="ct38276512">
          <text:insertion>
            <office:change-info>
              <dc:creator>Till </dc:creator>
              <dc:date>2010-08-11T22:03:00</dc:date>
            </office:change-info>
          </text:insertion>
        </text:changed-region>
        <text:changed-region text:id="ct38287152">
          <text:format-change>
            <office:change-info>
              <dc:creator>Till </dc:creator>
              <dc:date>2010-08-11T22:01:00</dc:date>
            </office:change-info>
          </text:format-change>
        </text:changed-region>
        <text:changed-region text:id="ct38289504">
          <text:deletion>
            <office:change-info>
              <dc:creator>Till </dc:creator>
              <dc:date>2010-08-11T22:04:00</dc:date>
            </office:change-info>
            <text:p text:style-name="P1"><text:s/></text:p>
          </text:deletion>
        </text:changed-region>
        <text:changed-region text:id="ct38289280">
          <text:deletion>
            <office:change-info>
              <dc:creator>Till </dc:creator>
              <dc:date>2010-08-11T22:03:00</dc:date>
            </office:change-info>
            <text:p text:style-name="P1">haben</text:p>
          </text:deletion>
        </text:changed-region>
        <text:changed-region text:id="ct38293344">
          <text:format-change>
            <office:change-info>
              <dc:creator>Till </dc:creator>
              <dc:date>2010-08-11T22:01:00</dc:date>
            </office:change-info>
          </text:format-change>
        </text:changed-region>
        <text:changed-region text:id="ct38293536">
          <text:deletion>
            <office:change-info>
              <dc:creator>Till </dc:creator>
              <dc:date>2010-08-11T22:04:00</dc:date>
            </office:change-info>
            <text:p text:style-name="P1">haben </text:p>
          </text:deletion>
        </text:changed-region>
        <text:changed-region text:id="ct38098240">
          <text:format-change>
            <office:change-info>
              <dc:creator>Till </dc:creator>
              <dc:date>2010-08-11T22:01:00</dc:date>
            </office:change-info>
          </text:format-change>
        </text:changed-region>
        <text:changed-region text:id="ct27701360">
          <text:insertion>
            <office:change-info>
              <dc:creator>Till </dc:creator>
              <dc:date>2010-08-11T22:03:00</dc:date>
            </office:change-info>
          </text:insertion>
        </text:changed-region>
        <text:changed-region text:id="ct38101392">
          <text:deletion>
            <office:change-info>
              <dc:creator>Till </dc:creator>
              <dc:date>2010-08-11T22:03:00</dc:date>
            </office:change-info>
            <text:p text:style-name="P1"><text:s/>und e</text:p>
          </text:deletion>
        </text:changed-region>
        <text:changed-region text:id="ct38296400">
          <text:insertion>
            <office:change-info>
              <dc:creator>Till </dc:creator>
              <dc:date>2010-08-11T22:03:00</dc:date>
            </office:change-info>
          </text:insertion>
        </text:changed-region>
        <text:changed-region text:id="ct38304688">
          <text:format-change>
            <office:change-info>
              <dc:creator>Till </dc:creator>
              <dc:date>2010-08-11T22:01:00</dc:date>
            </office:change-info>
          </text:format-change>
        </text:changed-region>
        <text:changed-region text:id="ct38305904">
          <text:insertion>
            <office:change-info>
              <dc:creator>Till </dc:creator>
              <dc:date>2010-08-11T22:04:00</dc:date>
            </office:change-info>
          </text:insertion>
        </text:changed-region>
        <text:changed-region text:id="ct38297808">
          <text:format-change>
            <office:change-info>
              <dc:creator>Till </dc:creator>
              <dc:date>2010-08-11T22:01:00</dc:date>
            </office:change-info>
          </text:format-change>
        </text:changed-region>
        <text:changed-region text:id="ct38295344">
          <text:insertion>
            <office:change-info>
              <dc:creator>Till </dc:creator>
              <dc:date>2010-08-11T22:04:00</dc:date>
            </office:change-info>
          </text:insertion>
        </text:changed-region>
        <text:changed-region text:id="ct38299264">
          <text:deletion>
            <office:change-info>
              <dc:creator>Till </dc:creator>
              <dc:date>2010-08-11T22:04:00</dc:date>
            </office:change-info>
            <text:p text:style-name="P1">zugriffe</text:p>
          </text:deletion>
        </text:changed-region>
        <text:changed-region text:id="ct38303120">
          <text:format-change>
            <office:change-info>
              <dc:creator>Till </dc:creator>
              <dc:date>2010-08-11T22:01:00</dc:date>
            </office:change-info>
          </text:format-change>
        </text:changed-region>
        <text:changed-region text:id="ct38307136">
          <text:insertion>
            <office:change-info>
              <dc:creator>Till </dc:creator>
              <dc:date>2010-08-11T22:05:00</dc:date>
            </office:change-info>
          </text:insertion>
        </text:changed-region>
        <text:changed-region text:id="ct38307328">
          <text:deletion>
            <office:change-info>
              <dc:creator>Till </dc:creator>
              <dc:date>2010-08-11T22:05:00</dc:date>
            </office:change-info>
            <text:p text:style-name="P1">,</text:p>
          </text:deletion>
        </text:changed-region>
        <text:changed-region text:id="ct38310224">
          <text:format-change>
            <office:change-info>
              <dc:creator>Till </dc:creator>
              <dc:date>2010-08-11T22:01:00</dc:date>
            </office:change-info>
          </text:format-change>
        </text:changed-region>
        <text:changed-region text:id="ct38311152">
          <text:insertion>
            <office:change-info>
              <dc:creator>Till </dc:creator>
              <dc:date>2010-08-11T22:05:00</dc:date>
            </office:change-info>
          </text:insertion>
        </text:changed-region>
        <text:changed-region text:id="ct38299472">
          <text:format-change>
            <office:change-info>
              <dc:creator>Till </dc:creator>
              <dc:date>2010-08-11T22:01:00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change-start text:change-id="ct38257584"/>Communtu ist eine Web2.0<text:change-end text:change-id="ct38257584"/><text:change-start text:change-id="ct38257808"/>-<text:change-end text:change-id="ct38257808"/><text:change text:change-id="ct38258000"/><text:change-start text:change-id="ct38258240"/>Internetplat<text:change-end text:change-id="ct38258240"/><text:change-start text:change-id="ct54120176"/>t<text:change-end text:change-id="ct54120176"/><text:change-start text:change-id="ct54044464"/>form<text:change-end text:change-id="ct54044464"/><text:change-start text:change-id="ct38275744"/>,<text:change-end text:change-id="ct38275744"/><text:change-start text:change-id="ct38275936"/> de<text:change-end text:change-id="ct38275936"/><text:change-start text:change-id="ct38276128"/>r<text:change-end text:change-id="ct38276128"/><text:change text:change-id="ct38276320"/><text:change-start text:change-id="ct38265120"/>en Ziel es ist<text:change-end text:change-id="ct38265120"/><text:change-start text:change-id="ct38265712"/>,<text:change-end text:change-id="ct38265712"/><text:change-start text:change-id="ct27700512"/> den Einstieg in Ubuntu zu vereinfachen. Das Wissen, wie man ein System aufsetzt und konfiguriert, wird von erfahrenen Ubuntunutzern übernommen<text:change-end text:change-id="ct27700512"/><text:change-start text:change-id="ct27700704"/>.<text:change-end text:change-id="ct27700704"/><text:change-start text:change-id="ct38265904"/> <text:change-end text:change-id="ct38265904"/><text:change text:change-id="ct38266096"/><text:change-start text:change-id="ct38279024"/><text:s/>Communtu gibt dieses Wissen in Form von Programmzusammenstellungen weiter. Der Benutzer kann sich seine eigene Softwarezusammenstellung erstellen<text:change-end text:change-id="ct38279024"/><text:change-start text:change-id="ct27701632"/>,<text:change-end text:change-id="ct27701632"/><text:change-start text:change-id="ct38280048"/> um diese dann als normale deb-Datei (Metapaket) <text:change-end text:change-id="ct38280048"/><text:change-start text:change-id="ct27701168"/>he<text:change-end text:change-id="ct27701168"/><text:change-start text:change-id="ct37456544"/>runterzuladen und zu installieren. Somit wird die Installation von vielen Systemen vereinfacht, da Communtu automatisch die fehlenden Paketquellen und die dazugehörigen GPG-Schlüssel zum System hinzufügt. Aufgrund gestiegener Nachfrage bietet Communtu nun die Möglichkeit<text:change-end text:change-id="ct37456544"/><text:change-start text:change-id="ct38276512"/>,<text:change-end text:change-id="ct38276512"/><text:change-start text:change-id="ct38287152"/> eine individuelle Live-DVD mit der ausgewählten Software zu erstellen.</text:p>
      <text:p text:style-name="P1">Weitere Möglichkeiten mit Communtu:</text:p>
      <text:list xml:id="list1150107608" text:style-name="L1">
        <text:list-item>
          <text:p text:style-name="P4">Erstellen von individuellen Softwarezusammenstellungen</text:p>
        </text:list-item>
        <text:list-item>
          <text:p text:style-name="P4">Bewerten von anderen Benutzerbündeln</text:p>
        </text:list-item>
        <text:list-item>
          <text:p text:style-name="P4">Informationen zu der über Communtu angebotenen Software</text:p>
        </text:list-item>
      </text:list>
      <text:p text:style-name="P1">Wir haben im vergangenen Jahr sehr an der Benutzbarkeit der Seite gearbeitet, <text:change-end text:change-id="ct38287152"/><text:change text:change-id="ct38289504"/><text:change text:change-id="ct38289280"/><text:change-start text:change-id="ct38293344"/>das Layout überarbeitet und <text:change-end text:change-id="ct38293344"/><text:change text:change-id="ct38293536"/><text:change-start text:change-id="ct38098240"/>Anfang dieses Jahres die englischsprachige Version von Communtu veröffentlicht<text:change-end text:change-id="ct38098240"/><text:change-start text:change-id="ct27701360"/>.<text:change-end text:change-id="ct27701360"/><text:change text:change-id="ct38101392"/><text:change-start text:change-id="ct38296400"/>E<text:change-end text:change-id="ct38296400"/><text:change-start text:change-id="ct38304688"/>ine französische Version ist momentan in der aktiven Übersetzung. Wir erhoffen uns dadurch noch mehr Menschen ansprechen und animieren zu können<text:change-end text:change-id="ct38304688"/><text:change-start text:change-id="ct38305904"/>,<text:change-end text:change-id="ct38305904"/><text:change-start text:change-id="ct38297808"/> Ubuntu auszuprobieren, da die Installation mit Communtu zu einem Kinderspiel wird.</text:p>
      <text:p text:style-name="P1">Communtu hat inzwischen mehr als 1500 registrierte Benutzer und mehr als 7000 Gast<text:change-end text:change-id="ct38297808"/><text:change-start text:change-id="ct38295344"/>nutzer<text:change-end text:change-id="ct38295344"/><text:change text:change-id="ct38299264"/><text:change-start text:change-id="ct38303120"/> (Stand 11.08.2010). Die Community-Bereiche von Communtu werden in Zukunft noch weiter ausgebaut<text:change-end text:change-id="ct38303120"/><text:change-start text:change-id="ct38307136"/>;<text:change-end text:change-id="ct38307136"/><text:change text:change-id="ct38307328"/><text:change-start text:change-id="ct38310224"/> so wird es unter anderem möglich sein<text:change-end text:change-id="ct38310224"/><text:change-start text:change-id="ct38311152"/>,<text:change-end text:change-id="ct38311152"/><text:change-start text:change-id="ct38299472"/> ein detaillierteres Benutzerprofil zu erstellen.</text:p>
      <text:p text:style-name="P1">In dem Vortrag werden die verschiedenen Möglichkeiten zur Erstellung einer individuellen Live-DVD vorgeführt. Außerdem wird es eine Vorschau auf das Feature, die Live-DVD direkt im Browser auszuprobieren, geben. Der Vortrag richtet sich an alle Besucher, da ein umfassendes Feedback erwünscht ist. Zu finden ist das Projekt unter http://de.communtu.org<text:change-end text:change-id="ct3829947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1T19:34:26</meta:creation-date>
    <dc:date>2010-08-12T12:05:01</dc:date>
    <meta:editing-duration>PT00H39M05S</meta:editing-duration>
    <meta:editing-cycles>29</meta:editing-cycles>
    <meta:generator>OpenOffice.org/3.2$Unix OpenOffice.org_project/320m12$Build-9483</meta:generator>
    <dc:creator>Torsten Franz</dc:creator>
    <meta:document-statistic meta:table-count="0" meta:image-count="0" meta:object-count="0" meta:page-count="1" meta:paragraph-count="17" meta:word-count="265" meta:character-count="2003"/>
  </office:meta>
</office:document-meta>
</file>